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31a5" officeooo:paragraph-rsid="001931a5"/>
    </style:style>
    <style:style style:name="P2" style:family="paragraph" style:parent-style-name="Standard" style:master-page-name="Standard">
      <style:paragraph-properties style:page-number="auto"/>
      <style:text-properties officeooo:rsid="001931a5" officeooo:paragraph-rsid="001931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n Years of the Maize Nested Association Mapping Population</text:p>
      <text:p text:style-name="P1"/>
      <text:p text:style-name="P1">For example, flowering time in maize is controlled by many common, small effect QTL, none of which affect flowering time by more than 1.5 d (Buckler et al., 2009). However, in self-pollinated species like rice (Oryza sativa), sorghum (Sorghum bicolor), and Arabidopsis (Arabidopsis thaliana), much of the variation for flowering is controlled by a few QTL with large effects (Huang et al., 2012; Salomé et al., 2011; Li et al., 2011). Similar contrasting architectures were observed for leaf structure in maize compared to the self-pollinated species rice, Arabidopsis, and barley (Hordeum vulgare) (Turner et al., 2005; Takahashi et al., 2009; Koornneef et al., 2004). The distinct patterns of genetic architecture of maize complex traits relative to inbreeding species may be related to differences in the evolutionary strategies of selfing and outcrossing species. Selection may favor</text:p>
      <text:p text:style-name="P1">small effect sizes in outcrossing species, in which the sum of small effects keeps the individual</text:p>
      <text:p text:style-name="P1">phenotypes closer to the population mean (Wallace et al., 2014; Buckler et al., 2009). In</text:p>
      <text:p text:style-name="P1">outcrossing species, the two parental genomes are shuffled and recombined at every generation,</text:p>
      <text:p text:style-name="P1">and large effect loci may not be passed on to progeny. Polygenic trait architectures may also have</text:p>
      <text:p text:style-name="P1">helped maize adapt to diverse environments, where the effects of selection are spread across</text:p>
      <text:p text:style-name="P1">numerous segregating loci (Flood and Hancock, 2017). Selection might have also favored</text:p>
      <text:p text:style-name="P1">independence of traits over pleiotropy, as certain combinations of phenotypes may be favorable in</text:p>
      <text:p text:style-name="P1">some environments but not others (Wallace et al.,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fals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fals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GB"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9T20:48:12</meta:creation-date>
    <dc:language>en-GB</dc:language>
    <meta:editing-cycles>1</meta:editing-cycles>
    <meta:editing-duration>PT2M53S</meta:editing-duration>
    <meta:generator>LibreOffice/6.0.7.3$Linux_X86_64 LibreOffice_project/00m0$Build-3</meta:generator>
    <dc:date>2020-05-23T15:05:15.494637120</dc:date>
    <meta:document-statistic meta:table-count="0" meta:image-count="0" meta:object-count="0" meta:page-count="1" meta:paragraph-count="10" meta:word-count="254" meta:character-count="1656" meta:non-whitespace-character-count="1412"/>
  </office:meta>
</office:document-meta>
</file>